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ws sts get-caller-identity --query 'Account' --output text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7:19:07.447745138</meta:creation-date>
    <meta:editing-duration>PT26S</meta:editing-duration>
    <meta:editing-cycles>2</meta:editing-cycles>
    <meta:generator>LibreOffice/7.3.7.2$Linux_X86_64 LibreOffice_project/30$Build-2</meta:generator>
    <dc:date>2023-09-18T07:19:29.821717083</dc:date>
    <meta:document-statistic meta:table-count="0" meta:image-count="0" meta:object-count="0" meta:page-count="1" meta:paragraph-count="1" meta:word-count="9" meta:character-count="59" meta:non-whitespace-character-count="53"/>
  </office:meta>
</office:document-meta>
</file>